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Source Sans Pro" svg:font-family="'Source Sans Pro'"/>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75c2" officeooo:paragraph-rsid="001b75c2"/>
    </style:style>
    <style:style style:name="P2" style:family="paragraph" style:parent-style-name="Standard">
      <style:text-properties style:font-name="Source Sans Pro1" fo:font-size="16.5pt" officeooo:rsid="001b75c2" officeooo:paragraph-rsid="001b75c2" style:font-size-asian="16.5pt" style:font-size-complex="16.5pt"/>
    </style:style>
    <style:style style:name="P3" style:family="paragraph" style:parent-style-name="Standard">
      <style:text-properties officeooo:paragraph-rsid="001d3607"/>
    </style:style>
    <style:style style:name="P4" style:family="paragraph" style:parent-style-name="Standard">
      <style:text-properties officeooo:rsid="001dfa0a" officeooo:paragraph-rsid="001dfa0a"/>
    </style:style>
    <style:style style:name="T1" style:family="text">
      <style:text-properties fo:font-variant="normal" fo:text-transform="none" fo:color="#565e64" style:font-name="Source Sans Pro" fo:font-size="16.5pt" fo:letter-spacing="normal" fo:font-style="normal" fo:font-weight="normal"/>
    </style:style>
    <style:style style:name="T2" style:family="text">
      <style:text-properties fo:font-variant="normal" fo:text-transform="none" fo:color="#565e64" style:font-name="Source Sans Pro" fo:font-size="16.5pt" fo:letter-spacing="normal" fo:font-style="normal" fo:font-weight="normal" officeooo:rsid="001d3607"/>
    </style:style>
    <style:style style:name="T3" style:family="text">
      <style:text-properties fo:font-variant="normal" fo:text-transform="none" fo:color="#565e64" style:font-name="Source Sans Pro" fo:font-size="16.5pt" fo:letter-spacing="normal" fo:font-style="normal" fo:font-weight="normal" officeooo:rsid="001b75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F:</text:p>
      <text:p text:style-name="P1"/>
      <text:p text:style-name="P1"><text:span text:style-name="T1">Elf dosya yapısı UNIX ve türevi işletim sistemlerinde en çok kullanılan dosya biçimidir.Elf dosyaları çalıştırılabilir, yeniden konumlandırılabilir ve paylaşımlı biçimlerde olabilirler.</text:span></text:p>
      <text:p text:style-name="P1"><text:span text:style-name="T1"/></text:p>
      <text:p text:style-name="P1"><text:span text:style-name="T1">ELF Headers:</text:span></text:p>
      <text:p text:style-name="P1"><text:span text:style-name="T1"/></text:p>
      <text:p text:style-name="P3"><text:span text:style-name="T3">Dosya formatlarının en önemli kısımlarından birisi başlık bölümüdür. Bu bölüm altında ilgili dosyanın ne tür bir biçime sahip olduğu, hangi mimari için derlendiği ve diğer kısımlar hakkında bilgiler yer alır.</text:span><text:span text:style-name="T2"> Mesela ilk 16 byte olarka ayrılmış kısımda ilk 4 byte’ı Magic kısım olarak geçer ve bu dosya ELF dosyasıdır demek için gereklidir. 5.byte'da yer alan bilgi dosyanın sınıfını tutar. Bu değerin 0 olması Geçersiz,1 olması 32 Bit nesne ve 2 olması 64 Bit nesne olduğunu gösterir.Geri kalan kısımlardan dosyanın hangi işletim sistemi tarafından kullanılacağı gibi bilgiler elde edilebilir. </text:span></text:p>
      <text:p text:style-name="P1"><text:span text:style-name="T1"/></text:p>
      <text:p text:style-name="P4"><text:span text:style-name="T1">Readelf ve File Komutu:</text:span></text:p>
      <text:p text:style-name="P4"><text:span text:style-name="T1"/></text:p>
      <text:p text:style-name="P4"><text:span text:style-name="T1">Bu iki komut bize çalıştırılabilir olan ELF dosyamızın header kısmında yer alan bilgileri vermektedir.Bu bilgiler değiştirilebilir bu durumda bize bazı kısımlarım eksik olduğunu gösterecektir. Herhangi bir Linux işletim sisteminde man readelf komutu ile readelf komutunun detaylarına ulaşabilirsiniz.</text:span></text:p>
      <text:p text:style-name="P4"><text:span text:style-name="T1"/></text:p>
      <text:p text:style-name="P4"><text:span text:style-name="T1"/></text:p>
      <text:p text:style-name="P4"><text:span text:style-name="T1"/></text:p>
      <text:p text:style-name="P4"><text:span text:style-name="T1"/></text:p>
      <text:p text:style-name="P4"><text:span text:style-name="T1">Kaynak:http://www.halitalptekin.com/elf-dosya-formati.html</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Source Sans Pro" svg:font-family="'Source Sans Pro'"/>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0:26:47.360000000</meta:creation-date>
    <dc:date>2019-03-05T11:06:56.134000000</dc:date>
    <meta:editing-duration>PT9M48S</meta:editing-duration>
    <meta:editing-cycles>1</meta:editing-cycles>
    <meta:document-statistic meta:table-count="0" meta:image-count="0" meta:object-count="0" meta:page-count="1" meta:paragraph-count="7" meta:word-count="154" meta:character-count="1176" meta:non-whitespace-character-count="1028"/>
    <meta:generator>LibreOffice/6.2.0.3$Windows_X86_64 LibreOffice_project/98c6a8a1c6c7b144ce3cc729e34964b47ce25d62</meta:generator>
  </office:meta>
</office:document-meta>
</file>